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0b739" officeooo:paragraph-rsid="0010b739"/>
    </style:style>
    <style:style style:name="P3" style:family="paragraph" style:parent-style-name="Standard">
      <style:paragraph-properties fo:text-align="start" style:justify-single-word="false"/>
      <style:text-properties officeooo:rsid="0010b739" officeooo:paragraph-rsid="0010b739"/>
    </style:style>
    <style:style style:name="P4" style:family="paragraph" style:parent-style-name="Standard">
      <style:paragraph-properties fo:text-align="start" style:justify-single-word="false"/>
      <style:text-properties officeooo:rsid="00115751" officeooo:paragraph-rsid="00115751"/>
    </style:style>
    <style:style style:name="P5" style:family="paragraph" style:parent-style-name="Standard">
      <style:paragraph-properties fo:text-align="start" style:justify-single-word="false"/>
      <style:text-properties officeooo:rsid="0012aacd" officeooo:paragraph-rsid="0012aacd"/>
    </style:style>
    <style:style style:name="P6" style:family="paragraph" style:parent-style-name="Standard">
      <style:paragraph-properties fo:text-align="start" style:justify-single-word="false"/>
      <style:text-properties officeooo:rsid="001474c5" officeooo:paragraph-rsid="001474c5"/>
    </style:style>
    <style:style style:name="T1" style:family="text">
      <style:text-properties officeooo:rsid="0010b739"/>
    </style:style>
    <style:style style:name="T2" style:family="text">
      <style:text-properties officeooo:rsid="0012aa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span text:style-name="T1">Orinoco</text:span></text:p>
      <text:p text:style-name="P1"/>
      <text:p text:style-name="P2">Test unitaires</text:p>
      <text:p text:style-name="P2"/>
      <text:p text:style-name="P2"/>
      <text:p text:style-name="P3">Plannification de test unitaires côte front-end :</text:p>
      <text:p text:style-name="P3"/>
      <text:p text:style-name="P3">Pour l’affichage de la navBar au seins de l’application d’e-commerce Orinoco la navBar est generé par une function nav_bar.js</text:p>
      <text:p text:style-name="P3">Verifite le mainFocus qui est la balise mere des page html </text:p>
      <text:p text:style-name="P3">verifier le bon fonctionnement des buttons de la navBar accueille ou la redirection doit s’effectuer sur la page d’accueil , panier ou la redirection doit s’afficher sur le panier etc </text:p>
      <text:p text:style-name="P3"/>
      <text:p text:style-name="P3">Verifier la function makkeDiv() cette fonction crée une div card par la technologie bootstrap sur cette function() il faudra verifier le mainFocus pour que les elements s’affiche correctement</text:p>
      <text:p text:style-name="P3">Verfie que la div est bien les class « card » la taille de la card reglé a 32rem</text:p>
      <text:p text:style-name="P3">que l’image reste en entete de la card</text:p>
      <text:p text:style-name="P3">Que le titre de la card soit dans une balise titre de type h5 avec le nom du produit </text:p>
      <text:p text:style-name="P3">que la description soit presente dans une balise p ainsi que le prix </text:p>
      <text:p text:style-name="P3">et que le boutton voir le produit redirige bien sur la page produit.html avec les information de type name and ID en parametre dans l’url</text:p>
      <text:p text:style-name="P3"/>
      <text:p text:style-name="P3">Le boutton voir plus est plus grand que les autre pour qu’il soit vu il est donc mis en evidence est doit le reste pour une navigation plus simple pour que la navigation reste intuitif </text:p>
      <text:p text:style-name="P3">au click de du boutton tout les produits doivent de la categorie selectionner doivent s’afficher le boutton doit garder la meme taille et le texte doit rester changer en voir moins </text:p>
      <text:p text:style-name="P3"/>
      <text:p text:style-name="P4">Pour la page produit.html </text:p>
      <text:p text:style-name="P4">verifier que les parametre apres le premier # ne soit pas pris en compte pour l’affichage de la page</text:p>
      <text:p text:style-name="P4">verifier que la nav bar est presente est que le boutton Home est panier soit bien present avec le nom de l’entreprise</text:p>
      <text:p text:style-name="P4">Verifier que la card produit soit bien centre dans la page avec un margin depuis le haut de la card pour laisser un peu respirez la page </text:p>
      <text:p text:style-name="P4">que l’image soit bien presente </text:p>
      <text:p text:style-name="P4">que le nom du produit soit dans une balise type h5</text:p>
      <text:p text:style-name="P4">que le prix soit present dans une balise type p</text:p>
      <text:p text:style-name="P4">que le colors ,lenses, varnish soit dans une balise de type label avec le label complete en fonction du produit selectionner que le reste des choix soit dans une balise select et que les choix pour la personnalisation du produit soit dans les balise option et que toute les balises option soit complte et qu’il n’y en et pas de vide s’arrurer qu’au click du clien la colors,lenses,varnish change bien de valeur </text:p>
      <text:p text:style-name="P4">Pour la quantite du produit qu’elle soit dans une balise type div et qu’elle soit ranger dans une balise type label que le label soit bien remplit par « quantité » avec une balise select et que le nombre de produit soit bien dans des select avec des valeurs alant de 1 a 10 et que la valeurs de la quantite change bien au click du client </text:p>
      <text:p text:style-name="P4">Verifier que le boutton ajouter au panier soit bien present <text:span text:style-name="T2">qu’aux click du outton ajouter au panier l’element va bien dans le panier , que le boutton ajouter au panier dispare pour laisse place a deux boutton retour a l’accueille et le boutton voir le panier qu’aux click de l’un de ces deux boutton que le cliens soit bien rediriger sur la bonne page </text:span></text:p>
      <text:p text:style-name="P5">pour le boutton retour a l’accueille la redirection s’effecturas sur la page index.html pour le boutton voir le panier la redirection s’effecturas sur la page panier.html </text:p>
      <text:p text:style-name="P5"/>
      <text:p text:style-name="P6"><text:soft-page-break/>pour la page panier.html </text:p>
      <text:p text:style-name="P6">Verifier que la navBar s’affiche bien avec le boutton home est que le boutton panier n’est plus disponible sur la navBar avec le nom de l’entreprise </text:p>
      <text:p text:style-name="P6"/>
      <text:p text:style-name="P6">Voir que la card est bien presente cette fois si la card est en long pour l’avoir comme ceux ci sur le frameword bootstrap la class est card mb-3</text:p>
      <text:p text:style-name="P6">verfifier que l’image est bien sur la droite que le nom est dans une balise de type h5 </text:p>
      <text:p text:style-name="P6">que la descriptioj soit dans une balise type p que le prix du produit soit bien present dans une balise adequat </text:p>
      <text:p text:style-name="P6">que la selection du client est bien presente que le nombre de produit est bien present est que le prix total du produit par rapport a la quantite du produit est bien presente </text:p>
      <text:p text:style-name="P6">en dessous une ligne avec prix total du panier s’assurer que cette ligne est bien presente est s’assurer que le prix total du panier concorde bien avec le prix total de tout les article present dans le panier </text:p>
      <text:p text:style-name="P6">Pour le boutton commander une fois que l’utilisateur click sur le boutton commander le boutton devras disparaître et laisser place a un formulaire d’inscription ce formulaire est concue avec quatre input Email , City , FirstName , LastName , Address</text:p>
      <text:p text:style-name="P6">verifier que c’est quatre input soit present que tout les champs sauf address soit les uns a cote des autre avec un espace que les bords soit arrondit </text:p>
      <text:p text:style-name="P6">au click du button commander verifier que le clients et bien rediriger sur la page confirmation_commande.html</text:p>
      <text:p text:style-name="P6"/>
      <text:p text:style-name="P6">sur la page confirmation_commande.html </text:p>
      <text:p text:style-name="P6"/>
      <text:p text:style-name="P6">verifier que la navBar est bien presente avec le boutton hom et panier et le nom de l’entreprise qu’une card de 100 % width du body de la page est presente avec un border-top, border-bottom est bien presente pour avoir un effet de separation avec un margin top pour laisse respirer la page </text:p>
      <text:p text:style-name="P6">Verifier que MME ,M soit presente que le first name de l’user est bien persent verifier que le message de remerciment au client est bien present avec son address email sont address suivit de la ville </text:p>
      <text:p text:style-name="P6">que l’id de ca commande s’affiche en lui precisant l’id de votre commande est : a une ligne d’interval du message de remerciement </text:p>
      <text:p text:style-name="P6">est sous une autre ligne le prix total de son panier </text:p>
      <text:p text:style-name="P6">avec ceux ci verifier que le boutton retour a l’accueille est bien present est au click du clients qu’il soit bien rediriger sur la page index.html . <text:s/></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7T23:07:18.826000000</meta:creation-date>
    <dc:date>2022-02-08T00:11:11.200000000</dc:date>
    <meta:editing-duration>PT11S</meta:editing-duration>
    <meta:editing-cycles>1</meta:editing-cycles>
    <meta:document-statistic meta:table-count="0" meta:image-count="0" meta:object-count="0" meta:page-count="2" meta:paragraph-count="41" meta:word-count="982" meta:character-count="5461" meta:non-whitespace-character-count="4491"/>
    <meta:generator>LibreOffice/7.0.6.2$Windows_X86_64 LibreOffice_project/144abb84a525d8e30c9dbbefa69cbbf2d8d4ae3b</meta:generator>
  </office:meta>
</office:document-meta>
</file>